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2.6.4. ¿Qué función tiene el dispositivo activo en las herramientas de certificación?</text:p>
      <text:p text:style-name="Standard"/>
      <text:p text:style-name="Standard"><text:tab/>El dispositivo activo enviará una serie de señales especificas por el cable a certificar y el dispositivo pasivo deberá devolver las señales para que sean leídas nuevamente por el dispositivo activo. En función de las <text:s/>diferencias entre las señales <text:s/>emitidas y recibidas se detectarán los parámetros eléctricos del cable. Comparando estos parámetros con los valores de referencia especificados en la normativa sabremos si el cable es válido o no.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116-05 </meta:initial-creator>
    <meta:creation-date>2019-12-10T15:51:34.324003703</meta:creation-date>
    <dc:date>2019-12-10T15:55:05.368381130</dc:date>
    <dc:creator>I116-05 </dc:creator>
    <meta:editing-duration>PT3M31S</meta:editing-duration>
    <meta:editing-cycles>1</meta:editing-cycles>
    <meta:document-statistic meta:table-count="0" meta:image-count="0" meta:object-count="0" meta:page-count="1" meta:paragraph-count="2" meta:word-count="81" meta:character-count="532" meta:non-whitespace-character-count="450"/>
    <meta:generator>LibreOffice/6.0.4.1$Linux_X86_64 LibreOffice_project/00m0$Build-1</meta:generator>
  </office:meta>
</office:document-meta>
</file>